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 manifest:media-type="application/vnd.sun.star.oleobject"/>
  <manifest:file-entry manifest:full-path="Object 1" manifest:media-type="application/vnd.sun.star.oleobject"/>
  <manifest:file-entry manifest:full-path="Thumbnails/thumbnail.png" manifest:media-type="image/png"/>
  <manifest:file-entry manifest:full-path="Object 3" manifest:media-type="application/vnd.sun.star.oleobject"/>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Pictures/100002010000005800000013DDF1ADE3CE1DA4D8.png" manifest:media-type="image/png"/>
  <manifest:file-entry manifest:full-path="Pictures/100002010000005300000018901D369FEC20A187.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 manifest:media-type="application/vnd.sun.star.oleobject"/>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master-page-name="">
      <style:table-properties style:width="17.38cm" fo:margin-left="-0.191cm" style:page-number="auto"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 style:family="table" style:master-page-name="">
      <style:table-properties style:width="16.882cm" fo:margin-left="-0.191cm" style:page-number="auto"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0" style:family="table-row">
      <style:table-row-properties style:min-row-height="0.473cm" fo:keep-together="auto"/>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Таблица5" style:family="table" style:master-page-name="">
      <style:table-properties style:width="16.693cm" fo:margin-left="-0.191cm" style:page-number="auto"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446cm" fo:keep-together="auto"/>
    </style:style>
    <style:style style:name="Таблица5.7"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3eb6e5" officeooo:paragraph-rsid="003eb6e5"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1" fo:font-size="14pt" fo:font-weight="bold" officeooo:rsid="0019df6a" officeooo:paragraph-rsid="0019df6a"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bold" officeooo:rsid="00207184" officeooo:paragraph-rsid="0011a1c5"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officeooo:rsid="0011a1c5" officeooo:paragraph-rsid="0028eea5"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officeooo:rsid="003d700d" officeooo:paragraph-rsid="003d700d"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1" fo:font-size="14pt" fo:font-weight="bold" officeooo:rsid="0028eea5" officeooo:paragraph-rsid="0028eea5"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Times New Roman1" fo:font-size="12pt" officeooo:rsid="003750ad" officeooo:paragraph-rsid="003750ad" style:font-size-asian="12pt" style:font-size-complex="12pt"/>
    </style:style>
    <style:style style:name="P11" style:family="paragraph" style:parent-style-name="Table_20_Contents">
      <style:paragraph-properties fo:text-align="justify" style:justify-single-word="false"/>
      <style:text-properties style:font-name="Times New Roman1" fo:font-size="12pt" officeooo:rsid="004455c2" officeooo:paragraph-rsid="004455c2" style:font-size-asian="12pt" style:font-size-complex="12pt"/>
    </style:style>
    <style:style style:name="P12" style:family="paragraph" style:parent-style-name="Table_20_Contents">
      <style:paragraph-properties fo:text-align="start" style:justify-single-word="false"/>
      <style:text-properties style:font-name="Times New Roman1" fo:font-size="12pt" fo:font-weight="bold" officeooo:rsid="003750ad" officeooo:paragraph-rsid="003750a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Times New Roman1" fo:font-size="12pt" fo:font-weight="bold" officeooo:rsid="00398322" officeooo:paragraph-rsid="00398322" style:font-size-asian="12pt" style:font-weight-asian="bold" style:font-size-complex="12pt" style:font-weight-complex="bold"/>
    </style:style>
    <style:style style:name="P14"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5"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398322"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4455c2"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2c808" style:font-size-asian="12pt" style:font-size-complex="12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1" fo:font-size="12pt" officeooo:paragraph-rsid="004455c2" style:font-size-asian="12pt" style:font-size-complex="12pt"/>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1" fo:font-size="12pt" officeooo:rsid="00407a49" officeooo:paragraph-rsid="004455c2" style:font-size-asian="12pt" style:font-size-complex="12pt"/>
    </style:style>
    <style:style style:name="P23"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1"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24" style:family="paragraph" style:parent-style-name="Contents_20_Heading">
      <style:paragraph-properties fo:margin-top="0cm" fo:margin-bottom="0cm" style:contextual-spacing="true" fo:line-height="150%"/>
      <style:text-properties style:font-name="Times New Roman1" fo:font-size="14pt" style:font-size-asian="14pt" style:font-size-complex="14pt"/>
    </style:style>
    <style:style style:name="P25"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26"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27"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28"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29"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30"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31"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32" style:family="paragraph" style:parent-style-name="Standard">
      <style:paragraph-properties fo:text-align="center" style:justify-single-word="false"/>
      <style:text-properties fo:font-size="12pt" officeooo:paragraph-rsid="003750ad" style:font-size-asian="12pt" style:font-size-complex="12pt"/>
    </style:style>
    <style:style style:name="P33" style:family="paragraph" style:parent-style-name="Standard">
      <style:paragraph-properties fo:text-align="justify" style:justify-single-word="false"/>
      <style:text-properties fo:font-size="12pt" officeooo:paragraph-rsid="00398322" style:font-size-asian="12pt" style:font-size-complex="12pt"/>
    </style:style>
    <style:style style:name="P34" style:family="paragraph" style:parent-style-name="Standard">
      <style:paragraph-properties fo:text-align="justify" style:justify-single-word="false"/>
      <style:text-properties fo:font-size="12pt" officeooo:paragraph-rsid="003bc671" style:font-size-asian="12pt" style:font-size-complex="12pt"/>
    </style:style>
    <style:style style:name="P35"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36" style:family="paragraph" style:parent-style-name="Standard">
      <style:paragraph-properties fo:text-align="justify" style:justify-single-word="false" style:snap-to-layout-grid="false"/>
      <style:text-properties fo:font-size="12pt" officeooo:rsid="00398322" officeooo:paragraph-rsid="0042c808" style:font-size-asian="12pt" style:font-size-complex="12pt"/>
    </style:style>
    <style:style style:name="P37" style:family="paragraph" style:parent-style-name="Standard">
      <style:paragraph-properties fo:text-align="justify" style:justify-single-word="false" style:snap-to-layout-grid="false"/>
      <style:text-properties fo:font-size="12pt" officeooo:rsid="00407a49" officeooo:paragraph-rsid="00407a49" style:font-size-asian="12pt" style:font-size-complex="12pt"/>
    </style:style>
    <style:style style:name="P38" style:family="paragraph" style:parent-style-name="Standard">
      <style:paragraph-properties fo:text-align="start" style:justify-single-word="false"/>
      <style:text-properties style:font-name="Times New Roman1" fo:font-size="12pt" officeooo:paragraph-rsid="003750ad" style:font-size-asian="12pt" style:font-size-complex="12pt"/>
    </style:style>
    <style:style style:name="P39" style:family="paragraph" style:parent-style-name="Standard">
      <style:paragraph-properties fo:text-align="center" style:justify-single-word="false"/>
      <style:text-properties style:font-name="Times New Roman1" fo:font-size="12pt" officeooo:paragraph-rsid="003750ad" style:font-size-asian="12pt" style:font-size-complex="12pt"/>
    </style:style>
    <style:style style:name="P40" style:family="paragraph" style:parent-style-name="Standard">
      <style:paragraph-properties fo:text-align="start" style:justify-single-word="false"/>
      <style:text-properties style:font-name="Times New Roman1" fo:font-size="12pt" officeooo:rsid="003fc754" officeooo:paragraph-rsid="00407a49" style:font-size-asian="12pt" style:font-size-complex="12pt"/>
    </style:style>
    <style:style style:name="P41" style:family="paragraph" style:parent-style-name="Standard">
      <style:paragraph-properties fo:text-align="justify" style:justify-single-word="false"/>
      <style:text-properties style:font-name="Times New Roman1" fo:font-size="12pt" officeooo:rsid="004455c2" officeooo:paragraph-rsid="004455c2" style:font-size-asian="12pt" style:font-size-complex="12pt"/>
    </style:style>
    <style:style style:name="P42"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 fo:font-size="14pt" officeooo:paragraph-rsid="003750ad" style:font-size-asian="14pt" style:font-size-complex="14pt"/>
    </style:style>
    <style:style style:name="P43"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44"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45"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46"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47"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48"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49"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50"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5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1" fo:font-size="14pt" officeooo:rsid="00207184" officeooo:paragraph-rsid="00398322" style:font-size-asian="14pt" style:font-size-complex="14pt"/>
    </style:style>
    <style:style style:name="P52"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1" fo:font-size="14pt" officeooo:rsid="00398322" officeooo:paragraph-rsid="00398322" style:font-size-asian="14pt" style:font-size-complex="14pt"/>
    </style:style>
    <style:style style:name="P5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4pt" fo:font-weight="normal" officeooo:rsid="00398322" officeooo:paragraph-rsid="00398322" style:font-size-asian="14pt" style:font-weight-asian="normal" style:font-size-complex="14pt" style:font-weight-complex="normal"/>
    </style:style>
    <style:style style:name="P54"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1" fo:font-size="12pt" fo:font-weight="normal" officeooo:rsid="00398322" officeooo:paragraph-rsid="003bc671" style:font-size-asian="12pt" style:font-weight-asian="normal" style:font-size-complex="12pt" style:font-weight-complex="normal"/>
    </style:style>
    <style:style style:name="P55"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2pt" fo:font-weight="normal" officeooo:rsid="00398322" officeooo:paragraph-rsid="003bc671" style:font-size-asian="12pt" style:font-weight-asian="normal" style:font-size-complex="12pt" style:font-weight-complex="normal"/>
    </style:style>
    <style:style style:name="P5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2pt" fo:font-weight="normal" officeooo:rsid="00398322" officeooo:paragraph-rsid="00398322" style:font-size-asian="12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58"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59"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60"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61"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62"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63"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64"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65"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66" style:family="paragraph" style:parent-style-name="Standard">
      <style:paragraph-properties fo:margin-left="0cm" fo:margin-right="0cm" fo:text-indent="1cm" style:auto-text-indent="false"/>
      <style:text-properties officeooo:paragraph-rsid="003bc671"/>
    </style:style>
    <style:style style:name="P67" style:family="paragraph" style:parent-style-name="Standard">
      <style:paragraph-properties fo:margin-left="0cm" fo:margin-right="0cm" fo:text-align="justify" style:justify-single-word="false" fo:text-indent="1cm" style:auto-text-indent="false"/>
      <style:text-properties style:font-name="Times New Roman1" fo:font-size="12pt" officeooo:paragraph-rsid="004455c2" style:font-size-asian="12pt" style:font-size-complex="12pt"/>
    </style:style>
    <style:style style:name="P68" style:family="paragraph" style:parent-style-name="Основной_20_абзац">
      <style:paragraph-properties fo:margin-left="0cm" fo:margin-right="0cm" fo:line-height="100%" fo:text-indent="1cm" style:auto-text-indent="false"/>
      <style:text-properties fo:font-size="12pt" fo:letter-spacing="-0.007cm" officeooo:paragraph-rsid="003bc671" style:font-size-asian="12pt" style:font-size-complex="12pt"/>
    </style:style>
    <style:style style:name="P69" style:family="paragraph" style:parent-style-name="Основной_20_абзац">
      <style:paragraph-properties fo:margin-left="0cm" fo:margin-right="0cm" fo:line-height="100%" fo:text-indent="1cm" style:auto-text-indent="false"/>
      <style:text-properties officeooo:paragraph-rsid="003bc671"/>
    </style:style>
    <style:style style:name="P70"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71" style:family="paragraph" style:parent-style-name="Heading_20_2">
      <style:paragraph-properties fo:margin-left="0.416cm" fo:margin-right="0cm" fo:text-indent="1cm" style:auto-text-indent="false"/>
      <style:text-properties officeooo:paragraph-rsid="003bc671"/>
    </style:style>
    <style:style style:name="P72"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73"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74" style:family="paragraph" style:parent-style-name="Standard">
      <style:paragraph-properties fo:text-align="justify" style:justify-single-word="false"/>
      <style:text-properties fo:font-size="12pt" officeooo:rsid="004b4b23" officeooo:paragraph-rsid="004b4b23" style:font-size-asian="12pt" style:font-size-complex="12pt"/>
    </style:style>
    <style:style style:name="P75" style:family="paragraph" style:parent-style-name="Standard" style:list-style-name="L1">
      <loext:graphic-properties draw:fill="none"/>
      <style:paragraph-properties fo:margin-top="0cm" fo:margin-bottom="0cm" style:contextual-spacing="true" fo:line-height="150%" fo:text-align="justify" style:justify-single-word="false" fo:background-color="transparent"/>
      <style:text-properties style:font-name="Times New Roman1" fo:font-size="14pt" officeooo:rsid="003eb6e5" officeooo:paragraph-rsid="003eb6e5" style:font-size-asian="14pt" style:font-size-complex="14pt"/>
    </style:style>
    <style:style style:name="P76" style:family="paragraph" style:parent-style-name="Standard" style:list-style-name="L1">
      <loext:graphic-properties draw:fill="none"/>
      <style:paragraph-properties fo:margin-top="0cm" fo:margin-bottom="0cm" style:contextual-spacing="true" fo:line-height="150%" fo:text-align="center" style:justify-single-word="false" fo:background-color="transparent"/>
      <style:text-properties style:font-name="Times New Roman1" fo:font-size="14pt" officeooo:rsid="003eb6e5" officeooo:paragraph-rsid="003eb6e5" style:font-size-asian="14pt" style:font-size-complex="14pt"/>
    </style:style>
    <style:style style:name="P77"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78"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79"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80" style:family="paragraph" style:parent-style-name="Standard">
      <style:paragraph-properties fo:margin-left="0cm" fo:margin-right="0cm" fo:text-align="justify" style:justify-single-word="false" fo:text-indent="1cm" style:auto-text-indent="false"/>
      <style:text-properties fo:font-size="12pt" fo:font-weight="bold" officeooo:paragraph-rsid="00491855" style:font-size-asian="12pt" style:font-weight-asian="bold" style:font-size-complex="12pt"/>
    </style:style>
    <style:style style:name="P81" style:family="paragraph" style:parent-style-name="Standard">
      <style:paragraph-properties fo:margin-left="0cm" fo:margin-right="0cm" fo:text-align="justify" style:justify-single-word="false" fo:text-indent="1cm" style:auto-text-indent="false"/>
      <style:text-properties fo:font-size="12pt" fo:font-weight="bold" officeooo:paragraph-rsid="004ab954" style:font-size-asian="12pt" style:font-weight-asian="bold" style:font-size-complex="12pt"/>
    </style:style>
    <style:style style:name="P82" style:family="paragraph" style:parent-style-name="Standard">
      <style:paragraph-properties fo:margin-left="0cm" fo:margin-right="0cm" fo:text-align="justify" style:justify-single-word="false" fo:text-indent="1cm" style:auto-text-indent="false"/>
      <style:text-properties fo:font-size="12pt" fo:font-weight="bold" officeooo:paragraph-rsid="004b4b23" style:font-size-asian="12pt" style:font-weight-asian="bold" style:font-size-complex="12pt"/>
    </style:style>
    <style:style style:name="P83"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113f"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996c"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cae6" style:font-size-asian="12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05e8" style:font-size-asian="12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b48d"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1cm" style:auto-text-indent="false"/>
      <style:text-properties fo:font-size="12pt" fo:font-weight="normal" officeooo:rsid="0046cae6" officeooo:paragraph-rsid="0046cae6"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1cm" style:auto-text-indent="false"/>
      <style:text-properties fo:font-size="12pt" fo:font-weight="normal" officeooo:rsid="00491855" officeooo:paragraph-rsid="004ab954" style:font-size-asian="12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1cm" style:auto-text-indent="false"/>
      <style:text-properties fo:font-size="12pt" fo:font-weight="normal" officeooo:rsid="00491855" officeooo:paragraph-rsid="004d05e8" style:font-size-asian="12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ab954" style:font-size-asian="12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db48d" style:font-size-asian="12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1cm" style:auto-text-indent="false"/>
      <style:text-properties fo:font-size="12pt" fo:font-weight="normal" officeooo:rsid="004d05e8" officeooo:paragraph-rsid="004d05e8" style:font-size-asian="12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1cm" style:auto-text-indent="false"/>
      <style:text-properties fo:font-size="12pt" fo:font-weight="normal" officeooo:rsid="004db48d" officeooo:paragraph-rsid="004db48d" style:font-size-asian="12pt" style:font-weight-asian="normal" style:font-size-complex="12pt" style:font-weight-complex="normal"/>
    </style:style>
    <style:style style:name="P95"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2ae4f7" officeooo:paragraph-rsid="002ae4f7" style:font-size-asian="14pt" style:font-size-complex="14pt"/>
    </style:style>
    <style:style style:name="P96"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acf09" officeooo:paragraph-rsid="0019df6a" style:font-size-asian="14pt" style:font-size-complex="14pt"/>
    </style:style>
    <style:style style:name="P97"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fo:font-weight="normal" officeooo:rsid="0046113f" officeooo:paragraph-rsid="004db48d" style:font-size-asian="12pt" style:font-weight-asian="normal" style:font-size-complex="12pt" style:font-weight-complex="normal"/>
    </style:style>
    <style:style style:name="P9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bc671" style:font-size-asian="12pt" style:font-size-complex="12pt"/>
    </style:style>
    <style:style style:name="P9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100"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b4b23" officeooo:paragraph-rsid="004b4b23" style:font-size-asian="12pt" style:font-size-complex="12pt"/>
    </style:style>
    <style:style style:name="P101"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e577b" officeooo:paragraph-rsid="004e577b" style:font-size-asian="12pt" style:font-size-complex="12pt"/>
    </style:style>
    <style:style style:name="P102"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103"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2c808" officeooo:paragraph-rsid="0042c808" style:font-size-asian="12pt" style:font-size-complex="12pt"/>
    </style:style>
    <style:style style:name="P104"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3f3d73" officeooo:paragraph-rsid="003f3d73" style:font-size-asian="12pt" style:font-size-complex="12pt"/>
    </style:style>
    <style:style style:name="P105"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06"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T1" style:family="text">
      <style:text-properties fo:font-weight="normal" officeooo:rsid="0011a1c5" style:font-weight-asian="normal" style:font-weight-complex="normal"/>
    </style:style>
    <style:style style:name="T2" style:family="text">
      <style:text-properties style:font-name="Times New Roman1" fo:font-size="14pt" style:font-size-asian="14pt" style:font-size-complex="14pt"/>
    </style:style>
    <style:style style:name="T3" style:family="text">
      <style:text-properties style:font-name="Times New Roman1" fo:font-size="14pt" officeooo:rsid="0011a1c5" style:font-size-asian="14pt" style:font-size-complex="14pt"/>
    </style:style>
    <style:style style:name="T4" style:family="text">
      <style:text-properties style:font-name="Times New Roman1" fo:font-size="14pt" officeooo:rsid="00207184" style:font-size-asian="14pt" style:font-size-complex="14pt"/>
    </style:style>
    <style:style style:name="T5" style:family="text">
      <style:text-properties style:font-name="Times New Roman1" fo:font-size="14pt" officeooo:rsid="0028eea5" style:font-size-asian="14pt" style:font-size-complex="14pt"/>
    </style:style>
    <style:style style:name="T6" style:family="text">
      <style:text-properties style:font-name="Times New Roman1" fo:font-size="14pt" officeooo:rsid="002ba9e0" style:font-size-asian="14pt" style:font-size-complex="14pt"/>
    </style:style>
    <style:style style:name="T7" style:family="text">
      <style:text-properties style:font-name="Times New Roman1" fo:font-size="14pt" officeooo:rsid="002e99d0" style:font-size-asian="14pt" style:font-size-complex="14pt"/>
    </style:style>
    <style:style style:name="T8" style:family="text">
      <style:text-properties style:font-name="Times New Roman1" fo:font-size="14pt" officeooo:rsid="0036a004" style:font-size-asian="14pt" style:font-size-complex="14pt"/>
    </style:style>
    <style:style style:name="T9" style:family="text">
      <style:text-properties style:font-name="Times New Roman1" fo:font-size="14pt" officeooo:rsid="004e577b" style:font-size-asian="14pt" style:font-size-complex="14pt"/>
    </style:style>
    <style:style style:name="T10" style:family="text">
      <style:text-properties style:font-name="Times New Roman1" fo:font-size="14pt" officeooo:rsid="0028eea5" style:font-size-asian="14pt" style:font-name-complex="FreeSans2" style:font-size-complex="14pt"/>
    </style:style>
    <style:style style:name="T11" style:family="text">
      <style:text-properties style:font-name="Times New Roman1" fo:font-size="14pt" officeooo:rsid="002ba9e0" style:font-size-asian="14pt" style:font-name-complex="FreeSans2" style:font-size-complex="14pt"/>
    </style:style>
    <style:style style:name="T12" style:family="text">
      <style:text-properties fo:font-weight="bold" officeooo:rsid="0011a1c5" style:font-weight-asian="bold" style:font-weight-complex="normal"/>
    </style:style>
    <style:style style:name="T13" style:family="text">
      <style:text-properties officeooo:rsid="002ba9e0"/>
    </style:style>
    <style:style style:name="T14" style:family="text">
      <style:text-properties style:text-position="0% 100%"/>
    </style:style>
    <style:style style:name="T15" style:family="text">
      <style:text-properties style:text-position="0% 100%" fo:font-weight="bold" style:font-weight-asian="bold"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text-underline-style="solid" style:text-underline-width="auto" style:text-underline-color="font-color" fo:font-weight="bold" style:font-weight-asian="bold" style:font-weight-complex="normal"/>
    </style:style>
    <style:style style:name="T18" style:family="text">
      <style:text-properties style:text-position="0% 100%" officeooo:rsid="0046996c"/>
    </style:style>
    <style:style style:name="T19" style:family="text">
      <style:text-properties style:text-position="0% 100%" officeooo:rsid="0046cae6"/>
    </style:style>
    <style:style style:name="T20" style:family="text">
      <style:text-properties style:text-position="0% 100%" fo:font-size="12pt" fo:font-weight="normal" officeooo:rsid="0046113f" style:font-size-asian="12pt" style:font-weight-asian="normal" style:font-size-complex="12pt" style:font-weight-complex="normal"/>
    </style:style>
    <style:style style:name="T21" style:family="text">
      <style:text-properties style:text-position="0% 100%" officeooo:rsid="00491855"/>
    </style:style>
    <style:style style:name="T22" style:family="text">
      <style:text-properties style:text-position="0% 100%" officeooo:rsid="004ab954"/>
    </style:style>
    <style:style style:name="T23" style:family="text">
      <style:text-properties style:text-position="0% 100%" officeooo:rsid="004b4b23"/>
    </style:style>
    <style:style style:name="T24" style:family="text">
      <style:text-properties style:text-position="0% 100%" style:font-name="Times New Roman1" officeooo:rsid="004455c2"/>
    </style:style>
    <style:style style:name="T25" style:family="text">
      <style:text-properties style:text-position="0% 100%" officeooo:rsid="004d05e8"/>
    </style:style>
    <style:style style:name="T26" style:family="text">
      <style:text-properties style:text-position="0% 100%" style:font-name="Liberation Serif1" officeooo:rsid="004d05e8"/>
    </style:style>
    <style:style style:name="T27" style:family="text">
      <style:text-properties style:text-position="0% 100%" style:font-name="Liberation Serif" officeooo:rsid="004d05e8"/>
    </style:style>
    <style:style style:name="T28" style:family="text">
      <style:text-properties style:text-position="0% 100%" style:font-name="Liberation Serif" officeooo:rsid="004ab954"/>
    </style:style>
    <style:style style:name="T29" style:family="text">
      <style:text-properties style:text-position="0% 100%" style:font-name="Liberation Serif" officeooo:rsid="004b4b23"/>
    </style:style>
    <style:style style:name="T30" style:family="text">
      <style:text-properties style:text-position="0% 100%" officeooo:rsid="004db48d"/>
    </style:style>
    <style:style style:name="T31" style:family="text">
      <style:text-properties fo:font-size="12pt" style:text-underline-style="solid" style:text-underline-width="auto" style:text-underline-color="font-color" style:font-size-asian="12pt" style:font-size-complex="12pt"/>
    </style:style>
    <style:style style:name="T32" style:family="text">
      <style:text-properties fo:font-size="12pt" style:text-underline-style="solid" style:text-underline-width="auto" style:text-underline-color="font-color" fo:font-weight="bold" style:font-size-asian="12pt" style:font-weight-asian="bold" style:font-size-complex="12pt"/>
    </style:style>
    <style:style style:name="T33" style:family="text">
      <style:text-properties fo:font-size="12pt" fo:font-weight="bold" style:font-size-asian="12pt" style:font-weight-asian="bold" style:font-size-complex="12pt"/>
    </style:style>
    <style:style style:name="T34" style:family="text">
      <style:text-properties fo:font-size="12pt" style:font-size-asian="12pt" style:font-size-complex="12pt"/>
    </style:style>
    <style:style style:name="T35" style:family="text">
      <style:text-properties fo:font-size="12pt" style:font-size-asian="12pt" style:font-size-complex="12pt" style:font-weight-complex="bold"/>
    </style:style>
    <style:style style:name="T36" style:family="text">
      <style:text-properties fo:font-size="12pt" fo:letter-spacing="-0.007cm" style:font-size-asian="12pt" style:font-size-complex="12pt"/>
    </style:style>
    <style:style style:name="T37" style:family="text">
      <style:text-properties fo:font-size="12pt" fo:font-style="italic" fo:background-color="#ffff00" loext:char-shading-value="0" style:font-size-asian="12pt" style:font-style-asian="italic" style:font-size-complex="12pt"/>
    </style:style>
    <style:style style:name="T38" style:family="text">
      <style:text-properties fo:font-size="12pt" fo:language="ru" fo:country="RU" fo:font-style="italic" fo:background-color="#ffff00" loext:char-shading-value="0" style:font-size-asian="12pt" style:font-style-asian="italic" style:font-size-complex="12pt"/>
    </style:style>
    <style:style style:name="T39" style:family="text">
      <style:text-properties fo:font-size="12pt" fo:language="en" fo:country="US" style:text-underline-style="solid" style:text-underline-width="auto" style:text-underline-color="font-color" style:font-size-asian="12pt" style:font-size-complex="12pt"/>
    </style:style>
    <style:style style:name="T40" style:family="text">
      <style:text-properties fo:font-size="12pt" fo:font-weight="normal" officeooo:rsid="004ab954" style:font-size-asian="12pt" style:font-weight-asian="normal" style:font-size-complex="12pt" style:font-weight-complex="normal"/>
    </style:style>
    <style:style style:name="T41" style:family="text">
      <style:text-properties officeooo:rsid="003750a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3750ad"/>
    </style:style>
    <style:style style:name="T44" style:family="text">
      <style:text-properties style:text-underline-style="solid" style:text-underline-width="auto" style:text-underline-color="font-color" fo:font-weight="bold" officeooo:rsid="0011a1c5" style:font-weight-asian="bold" style:font-weight-complex="normal"/>
    </style:style>
    <style:style style:name="T45" style:family="text">
      <style:text-properties officeooo:rsid="00398322"/>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style:text-position="sub 58%" officeooo:rsid="0046996c"/>
    </style:style>
    <style:style style:name="T49" style:family="text">
      <style:text-properties style:text-position="sub 58%" officeooo:rsid="0046cae6"/>
    </style:style>
    <style:style style:name="T50" style:family="text">
      <style:text-properties style:text-position="sub 58%" officeooo:rsid="00491855"/>
    </style:style>
    <style:style style:name="T51" style:family="text">
      <style:text-properties style:text-position="sub 58%" officeooo:rsid="004ab954"/>
    </style:style>
    <style:style style:name="T52" style:family="text">
      <style:text-properties style:text-position="sub 58%" officeooo:rsid="004b4b23"/>
    </style:style>
    <style:style style:name="T53" style:family="text">
      <style:text-properties style:text-position="sub 58%" style:font-name="Liberation Serif" officeooo:rsid="0046996c"/>
    </style:style>
    <style:style style:name="T54" style:family="text">
      <style:text-properties style:text-position="sub 58%" style:font-name="Liberation Serif" officeooo:rsid="004ab954"/>
    </style:style>
    <style:style style:name="T55" style:family="text">
      <style:text-properties style:text-position="sub 58%" style:font-name="Liberation Serif" officeooo:rsid="004b4b23"/>
    </style:style>
    <style:style style:name="T56" style:family="text">
      <style:text-properties style:text-position="sub 58%" officeooo:rsid="004db48d"/>
    </style:style>
    <style:style style:name="T57" style:family="text">
      <style:text-properties style:text-position="-70% 100%"/>
    </style:style>
    <style:style style:name="T58" style:family="text">
      <style:text-properties style:text-position="-55% 100%"/>
    </style:style>
    <style:style style:name="T59" style:family="text">
      <style:text-properties officeooo:rsid="003d700d"/>
    </style:style>
    <style:style style:name="T60" style:family="text">
      <style:text-properties officeooo:rsid="0042c808"/>
    </style:style>
    <style:style style:name="T61" style:family="text">
      <style:text-properties officeooo:rsid="004b4b23"/>
    </style:style>
    <style:style style:name="T62" style:family="text">
      <style:text-properties officeooo:rsid="004d05e8"/>
    </style:style>
    <style:style style:name="T63" style:family="text">
      <style:text-properties officeooo:rsid="004db48d"/>
    </style:style>
    <style:style style:name="T64" style:family="text">
      <style:text-properties officeooo:rsid="004e577b"/>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middle" style:vertical-rel="text" fo:padding="0.002cm" fo:border="none" draw:ole-draw-aspect="1" draw:visible-area-top="0cm" draw:visible-area-width="0.46cm" draw:visible-area-height="0.566cm"/>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0.636cm" draw:visible-area-height="0.566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0.813cm" draw:visible-area-height="0.6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Министерство науки и высшего образования Российской Федерации</text:p>
      <text:p text:style-name="P32">Федеральное автономное образовательное учреждение</text:p>
      <text:p text:style-name="P32">высшего образования</text:p>
      <text:p text:style-name="P32"/>
      <text:h text:style-name="P73" text:outline-level="8">Пермский национальный исследовательский</text:h>
      <text:h text:style-name="P73" text:outline-level="8">политехнический университет</text:h>
      <text:p text:style-name="P25"/>
      <text:p text:style-name="P30">Гуманитарный факультет</text:p>
      <text:p text:style-name="P30">Кафедра Экономика и финансы</text:p>
      <text:p text:style-name="P29"/>
      <text:p text:style-name="P29"/>
      <text:p text:style-name="P29"/>
      <text:p text:style-name="P29"/>
      <text:p text:style-name="P29"/>
      <text:p text:style-name="P29"/>
      <text:p text:style-name="P26">АНАЛИТИЧЕСКИЙ ОТЧЕТ №2</text:p>
      <text:p text:style-name="P26"/>
      <text:p text:style-name="P27">ЭКОНОМИКА ПРЕДПРИЯТИЯ.</text:p>
      <text:p text:style-name="P27">ЭФФЕКТИВНОСТЬ ИНВЕСТИЦИОННОГО ПРОЕКТА»</text:p>
      <text:p text:style-name="P31">Вариант <text:s/>№ : <text:span text:style-name="T41">12</text:span></text:p>
      <text:p text:style-name="P28"/>
      <text:p text:style-name="P44"/>
      <text:p text:style-name="P44"/>
      <text:p text:style-name="P44"/>
      <text:p text:style-name="P44"/>
      <text:p text:style-name="P44"/>
      <text:p text:style-name="P44"/>
      <text:p text:style-name="P44">Выполнил <text:s/>студент______________/ <text:span text:style-name="T43">Э.Ю. Миннахметов</text:span><text:span text:style-name="T41"> </text:span>/</text:p>
      <text:p text:style-name="P46">(подпись)<text:tab/> (инициалы, фамилия)</text:p>
      <text:p text:style-name="P45">Группа <text:span text:style-name="T43">РИС-19-1б</text:span></text:p>
      <text:p text:style-name="P44"/>
      <text:p text:style-name="P47"/>
      <text:p text:style-name="P44">Проверил__________/ <text:span text:style-name="T43">Е.К. Климова</text:span><text:span text:style-name="T41"> </text:span>/</text:p>
      <text:p text:style-name="P70"><text:tab/><text:tab/><text:tab/><text:tab/><text:tab/><text:tab/> (подпись)<text:tab/> <text:s text:c="11"/>(инициалы, фамилия)</text:p>
      <text:p text:style-name="P48"/>
      <text:p text:style-name="P48">Дата защиты __________ <text:tab/>Оценка_____________</text:p>
      <text:p text:style-name="P49"/>
      <text:p text:style-name="P50"/>
      <text:p text:style-name="P43"/>
      <text:p text:style-name="P43"/>
      <text:p text:style-name="P43"/>
      <text:p text:style-name="P43"/>
      <text:p text:style-name="P43"/>
      <text:p text:style-name="P43"/>
      <text:p text:style-name="P43"/>
      <text:p text:style-name="P43"/>
      <text:p text:style-name="P43">Пермь</text:p>
      <text:p text:style-name="P42">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СОДЕРЖАНИЕ</text:p>
            <text:p text:style-name="P24"/>
          </text:index-title>
          <text:p text:style-name="P14"><text:span text:style-name="T5">Постановка задачи </text:span><text:span text:style-name="T7">варианта 1</text:span><text:span text:style-name="T9">2</text:span><text:a xlink:type="simple" xlink:href="#__RefHeading___Toc844_4149854179" text:style-name="Index_20_Link" text:visited-style-name="Index_20_Link"><text:span text:style-name="T2"><text:tab/></text:span></text:a><text:span text:style-name="T6">3</text:span></text:p>
          <text:p text:style-name="P15"><text:span text:style-name="T10">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5"><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5"><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5"><text:span text:style-name="T10">Список использованн</text:span><text:span text:style-name="T11">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6"/>
      <text:p text:style-name="P9">Постановка задачи варианта 1<text:span text:style-name="T59">2</text:span></text:p>
      <text:p text:style-name="P7"/>
      <text:p text:style-name="P8">Данные, необходимые для выполнения аналитического отчета, представлены на таблице 1.</text:p>
      <text:p text:style-name="P8"/>
      <text:p text:style-name="P8">Таблица 1. Данные 12 варианта.</text:p>
      <table:table table:name="Таблица2" table:style-name="Таблица2">
        <table:table-column table:style-name="Таблица2.A"/>
        <table:table-column table:style-name="Таблица2.B"/>
        <table:table-row table:style-name="TableLine94072925793840">
          <table:table-cell table:style-name="Таблица2.A1" office:value-type="string">
            <text:p text:style-name="P12">Показатель</text:p>
          </table:table-cell>
          <table:table-cell table:style-name="Таблица2.A1" office:value-type="string">
            <text:p text:style-name="P13">Данные</text:p>
          </table:table-cell>
        </table:table-row>
        <table:table-row table:style-name="TableLine94072927177008">
          <table:table-cell table:style-name="Таблица2.A1" office:value-type="string">
            <text:p text:style-name="P38">Объем производства и продаж товара 1, шт.</text:p>
          </table:table-cell>
          <table:table-cell table:style-name="Таблица2.A1" office:value-type="string">
            <text:p text:style-name="P39">5500</text:p>
          </table:table-cell>
        </table:table-row>
        <table:table-row table:style-name="TableLine94072926696608">
          <table:table-cell table:style-name="Таблица2.A1" office:value-type="string">
            <text:p text:style-name="P38">Объем производства и продаж товара <text:span text:style-name="T41">2</text:span>, шт.</text:p>
          </table:table-cell>
          <table:table-cell table:style-name="Таблица2.A1" office:value-type="string">
            <text:p text:style-name="P39">3000</text:p>
          </table:table-cell>
        </table:table-row>
        <table:table-row table:style-name="TableLine94072926697040">
          <table:table-cell table:style-name="Таблица2.A1" office:value-type="string">
            <text:p text:style-name="P38">Объем производства и продаж товара <text:span text:style-name="T41">3</text:span>, шт.</text:p>
          </table:table-cell>
          <table:table-cell table:style-name="Таблица2.A1" office:value-type="string">
            <text:p text:style-name="P39"><text:span text:style-name="T41">5</text:span>000</text:p>
          </table:table-cell>
        </table:table-row>
        <table:table-row table:style-name="TableLine94072926697696">
          <table:table-cell table:style-name="Таблица2.A1" office:value-type="string">
            <text:p text:style-name="P38">Материалы Т1, руб.</text:p>
          </table:table-cell>
          <table:table-cell table:style-name="Таблица2.A1" office:value-type="string">
            <text:p text:style-name="P39">250</text:p>
          </table:table-cell>
        </table:table-row>
        <table:table-row table:style-name="TableLine94072926698512">
          <table:table-cell table:style-name="Таблица2.A1" office:value-type="string">
            <text:p text:style-name="P38">Материалы Т<text:span text:style-name="T41">2</text:span>, руб.</text:p>
          </table:table-cell>
          <table:table-cell table:style-name="Таблица2.A1" office:value-type="string">
            <text:p text:style-name="P39">250</text:p>
          </table:table-cell>
        </table:table-row>
        <table:table-row table:style-name="TableLine94072926699280">
          <table:table-cell table:style-name="Таблица2.A1" office:value-type="string">
            <text:p text:style-name="P38">Материалы Т<text:span text:style-name="T41">3</text:span>, руб.</text:p>
          </table:table-cell>
          <table:table-cell table:style-name="Таблица2.A1" office:value-type="string">
            <text:p text:style-name="P10">400</text:p>
          </table:table-cell>
        </table:table-row>
        <table:table-row table:style-name="TableLine94072926700096">
          <table:table-cell table:style-name="Таблица2.A1" office:value-type="string">
            <text:p text:style-name="P38">Сдельная ЗП Т1, руб.</text:p>
          </table:table-cell>
          <table:table-cell table:style-name="Таблица2.A1" office:value-type="string">
            <text:p text:style-name="P10">110</text:p>
          </table:table-cell>
        </table:table-row>
        <table:table-row table:style-name="TableLine94072926668416">
          <table:table-cell table:style-name="Таблица2.A1" office:value-type="string">
            <text:p text:style-name="P38">Сдельная ЗП Т<text:span text:style-name="T41">2</text:span>, руб.</text:p>
          </table:table-cell>
          <table:table-cell table:style-name="Таблица2.A1" office:value-type="string">
            <text:p text:style-name="P10">100</text:p>
          </table:table-cell>
        </table:table-row>
        <table:table-row table:style-name="TableLine94072926669424">
          <table:table-cell table:style-name="Таблица2.A1" office:value-type="string">
            <text:p text:style-name="P38">Сдельная ЗП Т<text:span text:style-name="T41">3</text:span>, руб.</text:p>
          </table:table-cell>
          <table:table-cell table:style-name="Таблица2.A1" office:value-type="string">
            <text:p text:style-name="P10">80</text:p>
          </table:table-cell>
        </table:table-row>
        <table:table-row table:style-name="TableLine94072926670240">
          <table:table-cell table:style-name="Таблица2.A1" office:value-type="string">
            <text:p text:style-name="P38">Первоначальная стоимость оборудования, руб.</text:p>
          </table:table-cell>
          <table:table-cell table:style-name="Таблица2.A1" office:value-type="string">
            <text:p text:style-name="P10">1 900 000</text:p>
          </table:table-cell>
        </table:table-row>
        <table:table-row table:style-name="TableLine94072926671056">
          <table:table-cell table:style-name="Таблица2.A1" office:value-type="string">
            <text:p text:style-name="P38">Срок полезного использования оборудования, лет</text:p>
          </table:table-cell>
          <table:table-cell table:style-name="Таблица2.A1" office:value-type="string">
            <text:p text:style-name="P10">10</text:p>
          </table:table-cell>
        </table:table-row>
        <table:table-row table:style-name="TableLine94072926671872">
          <table:table-cell table:style-name="Таблица2.A1" office:value-type="string">
            <text:p text:style-name="P38"><text:span text:style-name="T45">О</text:span>клады АУП за год по предприятию, руб.</text:p>
          </table:table-cell>
          <table:table-cell table:style-name="Таблица2.A1" office:value-type="string">
            <text:p text:style-name="P10">1 200 000</text:p>
          </table:table-cell>
        </table:table-row>
        <table:table-row table:style-name="TableLine94072926672688">
          <table:table-cell table:style-name="Таблица2.A1" office:value-type="string">
            <text:p text:style-name="P38"><text:span text:style-name="T45">Р</text:span>асходы на содержание и эксплуатацию оборудования, руб.</text:p>
          </table:table-cell>
          <table:table-cell table:style-name="Таблица2.A1" office:value-type="string">
            <text:p text:style-name="P10">500 000</text:p>
          </table:table-cell>
        </table:table-row>
        <table:table-row table:style-name="TableLine94072926673504">
          <table:table-cell table:style-name="Таблица2.A1" office:value-type="string">
            <text:p text:style-name="P38">Услуги связи, руб.</text:p>
          </table:table-cell>
          <table:table-cell table:style-name="Таблица2.A1" office:value-type="string">
            <text:p text:style-name="P10">150 000</text:p>
          </table:table-cell>
        </table:table-row>
        <table:table-row table:style-name="TableLine94072926674320">
          <table:table-cell table:style-name="Таблица2.A1" office:value-type="string">
            <text:p text:style-name="P38">Аренда помещения, руб.</text:p>
          </table:table-cell>
          <table:table-cell table:style-name="Таблица2.A1" office:value-type="string">
            <text:p text:style-name="P10">1 000 000</text:p>
          </table:table-cell>
        </table:table-row>
        <table:table-row table:style-name="TableLine94072926675168">
          <table:table-cell table:style-name="Таблица2.A1" office:value-type="string">
            <text:p text:style-name="P38">Прочие общехозяйственные расходы, руб.</text:p>
          </table:table-cell>
          <table:table-cell table:style-name="Таблица2.A1" office:value-type="string">
            <text:p text:style-name="P10">170 000</text:p>
          </table:table-cell>
        </table:table-row>
        <table:table-row table:style-name="TableLine94072926676016">
          <table:table-cell table:style-name="Таблица2.A1" office:value-type="string">
            <text:p text:style-name="P38">Затраты на рекламу, руб.</text:p>
          </table:table-cell>
          <table:table-cell table:style-name="Таблица2.A1" office:value-type="string">
            <text:p text:style-name="P10">160 000</text:p>
          </table:table-cell>
        </table:table-row>
        <table:table-row table:style-name="TableLine94072926676864">
          <table:table-cell table:style-name="Таблица2.A1" office:value-type="string">
            <text:p text:style-name="P38">Величина оборотных средств, руб.</text:p>
          </table:table-cell>
          <table:table-cell table:style-name="Таблица2.A1" office:value-type="string">
            <text:p text:style-name="P10">6 000 000</text:p>
          </table:table-cell>
        </table:table-row>
        <table:table-row table:style-name="TableLine94072926677712">
          <table:table-cell table:style-name="Таблица2.A1" office:value-type="string">
            <text:p text:style-name="P38">Цена товара 1, руб.</text:p>
          </table:table-cell>
          <table:table-cell table:style-name="Таблица2.A1" office:value-type="string">
            <text:p text:style-name="P10">1 000</text:p>
          </table:table-cell>
        </table:table-row>
        <table:table-row table:style-name="TableLine94072926678560">
          <table:table-cell table:style-name="Таблица2.A1" office:value-type="string">
            <text:p text:style-name="P38">Цена товара <text:span text:style-name="T41">2</text:span>, руб.</text:p>
          </table:table-cell>
          <table:table-cell table:style-name="Таблица2.A1" office:value-type="string">
            <text:p text:style-name="P10">600</text:p>
          </table:table-cell>
        </table:table-row>
        <table:table-row table:style-name="TableLine94072926679408">
          <table:table-cell table:style-name="Таблица2.A1" office:value-type="string">
            <text:p text:style-name="P38">Цена товара <text:span text:style-name="T41">3</text:span>, руб.</text:p>
          </table:table-cell>
          <table:table-cell table:style-name="Таблица2.A1" office:value-type="string">
            <text:p text:style-name="P10">800</text:p>
          </table:table-cell>
        </table:table-row>
        <table:table-row table:style-name="TableLine94072926680256">
          <table:table-cell table:style-name="Таблица2.A1" office:value-type="string">
            <text:p text:style-name="P38">Доход от использования оборудования в 1 год</text:p>
          </table:table-cell>
          <table:table-cell table:style-name="Таблица2.A1" office:value-type="string">
            <text:p text:style-name="P10">420 000</text:p>
          </table:table-cell>
        </table:table-row>
        <table:table-row table:style-name="TableLine94072926609552">
          <table:table-cell table:style-name="Таблица2.A1" office:value-type="string">
            <text:p text:style-name="P38">Доход от использования оборудования в <text:span text:style-name="T41">2</text:span> год</text:p>
          </table:table-cell>
          <table:table-cell table:style-name="Таблица2.A1" office:value-type="string">
            <text:p text:style-name="P10">400 000</text:p>
          </table:table-cell>
        </table:table-row>
        <table:table-row table:style-name="TableLine94072926610400">
          <table:table-cell table:style-name="Таблица2.A1" office:value-type="string">
            <text:p text:style-name="P38">Доход от использования оборудования в <text:span text:style-name="T41">3</text:span> год</text:p>
          </table:table-cell>
          <table:table-cell table:style-name="Таблица2.A1" office:value-type="string">
            <text:p text:style-name="P10">450 000</text:p>
          </table:table-cell>
        </table:table-row>
        <table:table-row table:style-name="TableLine94072926611248">
          <table:table-cell table:style-name="Таблица2.A1" office:value-type="string">
            <text:p text:style-name="P38"><text:span text:style-name="T41">С</text:span>тавка банковского процента</text:p>
          </table:table-cell>
          <table:table-cell table:style-name="Таблица2.A1" office:value-type="string">
            <text:p text:style-name="P10">22</text:p>
          </table:table-cell>
        </table:table-row>
        <table:table-row table:style-name="TableLine94072926612096">
          <table:table-cell table:style-name="Таблица2.A1" office:value-type="string">
            <text:p text:style-name="P38">Цена продажи оборудования</text:p>
          </table:table-cell>
          <table:table-cell table:style-name="Таблица2.A1" office:value-type="string">
            <text:p text:style-name="P10">1 500 000</text:p>
          </table:table-cell>
        </table:table-row>
      </table:table>
      <text:p text:style-name="P3"/>
      <text:p text:style-name="P4">Из предоставленных данных следует, что:</text:p>
      <text:list xml:id="list1768636539" text:style-name="L1">
        <text:list-item>
          <text:p text:style-name="P75">первоначальная стоимость оборудования — 1 900 000 руб.;</text:p>
        </text:list-item>
        <text:list-item>
          <text:p text:style-name="P75">срок полезного использования оборудования — 10 лет;</text:p>
        </text:list-item>
        <text:list-item>
          <text:p text:style-name="P75">оклады АУП за год по предприятию — 1 200 000 руб.;</text:p>
        </text:list-item>
        <text:list-item>
          <text:p text:style-name="P75"><text:soft-page-break/>расходы на содержание и эксплуатацию оборудования, услуги связи, аренду помещения и прочие общехозяйственные расходы за год по предприятию в целом:</text:p>
          <text:p text:style-name="P76">500 000 + 150 000 + 1 000 000 + 170 000 = 1 820 000 руб.;</text:p>
        </text:list-item>
        <text:list-item>
          <text:p text:style-name="P75">затраты на рекламу за год по предприятию в целом — 160 000 руб.;</text:p>
        </text:list-item>
        <text:list-item>
          <text:p text:style-name="P75">величина оборотных средств предприятия — 6 000 000 руб.</text:p>
        </text:list-item>
      </text:list>
      <text:p text:style-name="P3"/>
      <text:p text:style-name="P51"><text:span text:style-name="T44">Задание 1:</text:span><text:span text:style-name="T12">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52"><text:span text:style-name="T1">Н</text:span><text:span text:style-name="T47">а</text:span><text:span text:style-name="T16"> = 1 / Т * 100% = 1 / 10 лет / 100% = 10%</text:span></text:p>
      <text:p text:style-name="P52"><text:span text:style-name="T16">А = С</text:span><text:span text:style-name="T47">перв</text:span><text:span text:style-name="T16"> * Н</text:span><text:span text:style-name="T47">а</text:span><text:span text:style-name="T16"> / 100 = 1 900 000 * 10 / 100 = 190 000 рублей</text:span></text:p>
      <text:p text:style-name="P53"/>
      <text:p text:style-name="P52"><text:span text:style-name="T17">Задание 2:</text:span><text:span text:style-name="T15"> Составить калькуляции себестоимости для каждой товара. </text:span><text:span text:style-name="T16">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57">Алгоритм выполнения данного задания:</text:p>
      <text:list xml:id="list245196786" text:style-name="WW8Num70">
        <text:list-header>
          <text:p text:style-name="P77"><text:span text:style-name="T64">1. </text:span>Определить прямые затраты на единицу каждого товара;</text:p>
        </text:list-header>
      </text:list>
      <text:p text:style-name="P58">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33">Статьи прямых затрат</text:p>
          </table:table-cell>
          <table:table-cell table:style-name="Таблица3.A1" office:value-type="string">
            <text:p text:style-name="P18">Товар 1</text:p>
          </table:table-cell>
          <table:table-cell table:style-name="Таблица3.A1" office:value-type="string">
            <text:p text:style-name="P18">Товар 2</text:p>
          </table:table-cell>
          <table:table-cell table:style-name="Таблица3.A1" office:value-type="string">
            <text:p text:style-name="P18">Товар 3</text:p>
          </table:table-cell>
        </table:table-row>
        <table:table-row table:style-name="Таблица3.1">
          <table:table-cell table:style-name="Таблица3.A1" office:value-type="string">
            <text:p text:style-name="P35">Материалы</text:p>
          </table:table-cell>
          <table:table-cell table:style-name="Таблица3.A1" office:value-type="string">
            <text:p text:style-name="P104">250</text:p>
          </table:table-cell>
          <table:table-cell table:style-name="Таблица3.A1" office:value-type="string">
            <text:p text:style-name="P104">250</text:p>
          </table:table-cell>
          <table:table-cell table:style-name="Таблица3.A1" office:value-type="string">
            <text:p text:style-name="P104">400</text:p>
          </table:table-cell>
        </table:table-row>
        <table:table-row table:style-name="Таблица3.1">
          <table:table-cell table:style-name="Таблица3.A1" office:value-type="string">
            <text:p text:style-name="P35">Сдельная ЗП</text:p>
          </table:table-cell>
          <table:table-cell table:style-name="Таблица3.A1" office:value-type="string">
            <text:p text:style-name="P104">110</text:p>
          </table:table-cell>
          <table:table-cell table:style-name="Таблица3.A1" office:value-type="string">
            <text:p text:style-name="P104">100</text:p>
          </table:table-cell>
          <table:table-cell table:style-name="Таблица3.A1" office:value-type="string">
            <text:p text:style-name="P104">80</text:p>
          </table:table-cell>
        </table:table-row>
        <table:table-row table:style-name="Таблица3.1">
          <table:table-cell table:style-name="Таблица3.A4" office:value-type="string">
            <text:p text:style-name="P36">Взносы на соц. Страхование</text:p>
          </table:table-cell>
          <table:table-cell table:style-name="Таблица3.A4" office:value-type="string">
            <text:p text:style-name="P103">33</text:p>
          </table:table-cell>
          <table:table-cell table:style-name="Таблица3.A4" office:value-type="string">
            <text:p text:style-name="P103">30</text:p>
          </table:table-cell>
          <table:table-cell table:style-name="Таблица3.A4" office:value-type="string">
            <text:p text:style-name="P103">24</text:p>
          </table:table-cell>
        </table:table-row>
        <table:table-row table:style-name="Таблица3.1">
          <table:table-cell table:style-name="Таблица3.A1" office:value-type="string">
            <text:p text:style-name="P33">Итого прямые затраты, руб.</text:p>
          </table:table-cell>
          <table:table-cell table:style-name="Таблица3.A1" office:value-type="string">
            <text:p text:style-name="P104">3<text:span text:style-name="T60">93</text:span></text:p>
          </table:table-cell>
          <table:table-cell table:style-name="Таблица3.A1" office:value-type="string">
            <text:p text:style-name="P104">3<text:span text:style-name="T60">80</text:span></text:p>
          </table:table-cell>
          <table:table-cell table:style-name="Таблица3.A1" office:value-type="string">
            <text:p text:style-name="P103">504</text:p>
          </table:table-cell>
        </table:table-row>
      </table:table>
      <text:p text:style-name="P60">2. Все косвенные затраты разделить на три группы: Общепроизводственные, общехозяйственные расходы, внепроизводственные расходы;</text:p>
      <text:p text:style-name="P58">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33">Статьи косвенных затрат</text:p>
          </table:table-cell>
          <table:table-cell table:style-name="Таблица4.A1" office:value-type="string">
            <text:p text:style-name="P60">Сумма за год, руб.</text:p>
          </table:table-cell>
          <table:table-cell table:style-name="Таблица4.A1" office:value-type="string">
            <text:p text:style-name="P60">Вид косвенных затрат</text:p>
          </table:table-cell>
        </table:table-row>
        <table:table-row table:style-name="Таблица4.2">
          <table:table-cell table:style-name="Таблица4.A1" office:value-type="string">
            <text:p text:style-name="P33">Амортизационные отчисления</text:p>
          </table:table-cell>
          <table:table-cell table:style-name="Таблица4.A1" office:value-type="string">
            <text:p text:style-name="P104">190 000</text:p>
          </table:table-cell>
          <table:table-cell table:style-name="Таблица4.A1" office:value-type="string">
            <text:p text:style-name="P17">общепроизводственные расходы</text:p>
          </table:table-cell>
        </table:table-row>
        <table:table-row table:style-name="Таблица4.3">
          <table:table-cell table:style-name="Таблица4.A1" office:value-type="string">
            <text:p text:style-name="P33">Оклады АУП предприятия</text:p>
          </table:table-cell>
          <table:table-cell table:style-name="Таблица4.A1" office:value-type="string">
            <text:p text:style-name="P104">1 20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33">Взносы на соц. Страхование</text:p>
          </table:table-cell>
          <table:table-cell table:style-name="Таблица4.A1" office:value-type="string">
            <text:p text:style-name="P104">36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0"><text:span text:style-name="T45">Р</text:span>асходы на содержание и <text:soft-page-break/>эксплуатацию оборудования</text:p>
          </table:table-cell>
          <table:table-cell table:style-name="Таблица4.A1" office:value-type="string">
            <text:p text:style-name="P102">500 000</text:p>
          </table:table-cell>
          <table:table-cell table:style-name="Таблица4.A1" office:value-type="string">
            <text:p text:style-name="P19">Общехозяйственные расходы</text:p>
          </table:table-cell>
        </table:table-row>
        <table:table-row table:style-name="Таблица4.3">
          <table:table-cell table:style-name="Таблица4.A1" office:value-type="string">
            <text:p text:style-name="P37">Услуги связи</text:p>
          </table:table-cell>
          <table:table-cell table:style-name="Таблица4.A1" office:value-type="string">
            <text:p text:style-name="P102">150 000</text:p>
          </table:table-cell>
          <table:table-cell table:style-name="Таблица4.A1" office:value-type="string">
            <text:p text:style-name="P19">Общехозяйственные расходы</text:p>
          </table:table-cell>
        </table:table-row>
        <table:table-row table:style-name="Таблица4.3">
          <table:table-cell table:style-name="Таблица4.A1" office:value-type="string">
            <text:p text:style-name="P37">Аренда помещения</text:p>
          </table:table-cell>
          <table:table-cell table:style-name="Таблица4.A1" office:value-type="string">
            <text:p text:style-name="P102">1 000 000</text:p>
          </table:table-cell>
          <table:table-cell table:style-name="Таблица4.A1" office:value-type="string">
            <text:p text:style-name="P19">Общехозяйственные расходы</text:p>
          </table:table-cell>
        </table:table-row>
        <table:table-row table:style-name="Таблица4.3">
          <table:table-cell table:style-name="Таблица4.A8" office:value-type="string">
            <text:p text:style-name="P37">Прочие общехозяйственные расходы</text:p>
          </table:table-cell>
          <table:table-cell table:style-name="Таблица4.A8" office:value-type="string">
            <text:p text:style-name="P102">170 000</text:p>
          </table:table-cell>
          <table:table-cell table:style-name="Таблица4.A8" office:value-type="string">
            <text:p text:style-name="P19">Общехозяйственные расходы</text:p>
          </table:table-cell>
        </table:table-row>
        <table:table-row table:style-name="Таблица4.3">
          <table:table-cell table:style-name="Таблица4.A8" office:value-type="string">
            <text:p text:style-name="P37">Затраты на рекламу</text:p>
          </table:table-cell>
          <table:table-cell table:style-name="Таблица4.A8" office:value-type="string">
            <text:p text:style-name="P102">160 000</text:p>
          </table:table-cell>
          <table:table-cell table:style-name="Таблица4.A8" office:value-type="string">
            <text:p text:style-name="P20"><text:span text:style-name="T60">В</text:span>непроизводственные расходы</text:p>
          </table:table-cell>
        </table:table-row>
        <table:table-row table:style-name="Таблица4.10">
          <table:table-cell table:style-name="Таблица4.A1" office:value-type="string">
            <text:p text:style-name="P33">Итого косвенные затраты</text:p>
          </table:table-cell>
          <table:table-cell table:style-name="Таблица4.A1" office:value-type="string">
            <text:p text:style-name="P103">3 730 000</text:p>
          </table:table-cell>
          <table:table-cell table:style-name="Таблица4.A1" office:value-type="string">
            <text:p text:style-name="P18">–</text:p>
          </table:table-cell>
        </table:table-row>
      </table:table>
      <text:p text:style-name="P60"/>
      <text:p text:style-name="P56">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able:table table:name="Таблица1" table:style-name="Таблица1">
        <table:table-column table:style-name="Таблица1.A"/>
        <table:table-column table:style-name="Таблица1.B"/>
        <table:table-row table:style-name="TableLine94072926364288">
          <table:table-cell table:style-name="Таблица1.A1" office:value-type="string">
            <text:p text:style-name="P11">Вид косвенных затрат</text:p>
          </table:table-cell>
          <table:table-cell table:style-name="Таблица1.A1" office:value-type="string">
            <text:p text:style-name="P67">Сумма за год, руб.</text:p>
          </table:table-cell>
        </table:table-row>
        <table:table-row table:style-name="TableLine94072925814224">
          <table:table-cell table:style-name="Таблица1.A1" office:value-type="string">
            <text:p text:style-name="P21">общепроизводственные расходы</text:p>
          </table:table-cell>
          <table:table-cell table:style-name="Таблица1.A1" office:value-type="string">
            <text:p text:style-name="P11">1 750 000</text:p>
          </table:table-cell>
        </table:table-row>
        <table:table-row table:style-name="TableLine94072925814496">
          <table:table-cell table:style-name="Таблица1.A1" office:value-type="string">
            <text:p text:style-name="P22">Общехозяйственные расходы</text:p>
          </table:table-cell>
          <table:table-cell table:style-name="Таблица1.A1" office:value-type="string">
            <text:p text:style-name="P11">1 820 000</text:p>
          </table:table-cell>
        </table:table-row>
        <table:table-row table:style-name="TableLine94072925814880">
          <table:table-cell table:style-name="Таблица1.A1" office:value-type="string">
            <text:p text:style-name="P22"><text:span text:style-name="T60">В</text:span>непроизводственные расходы</text:p>
          </table:table-cell>
          <table:table-cell table:style-name="Таблица1.A1" office:value-type="string">
            <text:p text:style-name="P11">160 000</text:p>
          </table:table-cell>
        </table:table-row>
        <table:table-row table:style-name="TableLine94072925815488">
          <table:table-cell table:style-name="Таблица1.A1" office:value-type="string">
            <text:p text:style-name="P41">Итого косвенные затраты</text:p>
          </table:table-cell>
          <table:table-cell table:style-name="Таблица1.A1" office:value-type="string">
            <text:p text:style-name="P11">3 730 000</text:p>
          </table:table-cell>
        </table:table-row>
      </table:table>
      <text:p text:style-name="P56"/>
      <text:p text:style-name="P64">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83">В формулах вычисления данных коэффициентов применяются суммы основных заработных плат основных работников в цехе, <text:s/>суммы основных заработных плат основных работников на заводе, <text:s/>суммы основных заработных плат основных работников на предприятии. Следовательно данные показатели необходимо вычислить:</text:p>
      <text:p text:style-name="P83">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ов соответствующего товара:</text:p>
      <text:p text:style-name="P85"/>
      <text:p text:style-name="P86"><text:span text:style-name="T18">S</text:span><text:span text:style-name="T48">осн. з. п. основ. рабоч в цехе </text:span><text:span text:style-name="T18">= </text:span><text:span text:style-name="T26">Σ</text:span><text:span text:style-name="T27">(С</text:span><text:span text:style-name="T53">осн. з. п. основ. рабоч в цехе </text:span><text:span text:style-name="T54">на товар </text:span><text:span text:style-name="T28">*</text:span><text:span text:style-name="T29">V</text:span><text:span text:style-name="T55">производства товара</text:span><text:span text:style-name="T27">)</text:span></text:p>
      <text:p text:style-name="P85"><text:span text:style-name="T18">S</text:span><text:span text:style-name="T48">осн. з. п. основ. рабоч в цехе </text:span><text:span text:style-name="T18">= 5500*110 + 3000*100 + 5000*80 = 1 305 000</text:span></text:p>
      <text:p text:style-name="P85"><text:span text:style-name="T20"/></text:p>
      <text:p text:style-name="P87"><text:span text:style-name="T18">S</text:span><text:span text:style-name="T48">осн. з. п. основ. рабоч на заводе </text:span><text:span text:style-name="T18">= S</text:span><text:span text:style-name="T48">осн. з. п. основ. рабоч в цехе <text:s/></text:span><text:span text:style-name="T30">+ </text:span><text:span text:style-name="T18">S</text:span><text:span text:style-name="T56">окладов АУП</text:span></text:p>
      <text:p text:style-name="P85"><text:span text:style-name="T18">S</text:span><text:span text:style-name="T48">осн. з. п. основ. рабоч на заводе </text:span><text:span text:style-name="T18">= </text:span><text:span text:style-name="T19">1 200 000 + 1 305 000 </text:span><text:span text:style-name="T18">= </text:span><text:span text:style-name="T19">2</text:span><text:span text:style-name="T18"> </text:span><text:span text:style-name="T19">5</text:span><text:span text:style-name="T18">05 000</text:span></text:p>
      <text:p text:style-name="P64"/>
      <text:p text:style-name="P88">Далее, становится возможным вычислить требуемые коэффициенты:</text:p>
      <text:p text:style-name="P64"/>
      <text:p text:style-name="P83">K<text:span text:style-name="T46">общепр. </text:span><text:span text:style-name="T48">р</text:span><text:span text:style-name="T46">асходов</text:span><text:span text:style-name="T14"> = S</text:span><text:span text:style-name="T46">общепр. </text:span><text:span text:style-name="T48">р</text:span><text:span text:style-name="T46">асходов</text:span><text:span text:style-name="T14"> / S</text:span><text:span text:style-name="T46">осн. з. п. основ. рабоч в цехе </text:span><text:span text:style-name="T18">= 1 750 000 / 1 305 000 = 1,34</text:span></text:p>
      <text:p text:style-name="P84"><text:span text:style-name="T18">K</text:span><text:span text:style-name="T48">общехоз. расходов</text:span><text:span text:style-name="T18"> = S</text:span><text:span text:style-name="T48">общехоз. расходов</text:span><text:span text:style-name="T18"> / S</text:span><text:span text:style-name="T48">осн. з. п. основ. рабоч на заводе </text:span><text:span text:style-name="T18">= </text:span><text:span text:style-name="T19">1 820 000 / 2 505 000 = 0,73</text:span></text:p>
      <text:p text:style-name="P85"><text:span text:style-name="T18">K</text:span><text:span text:style-name="T49">РСЭО</text:span><text:span text:style-name="T18"> = S</text:span><text:span text:style-name="T49">РСЭО цеха</text:span><text:span text:style-name="T18"> / S</text:span><text:span text:style-name="T48">осн. з. п. основ. рабоч на заводе </text:span><text:span text:style-name="T18">= </text:span><text:span text:style-name="T19">500 000 / 2 505 000 = 0,2</text:span></text:p>
      <text:p text:style-name="P64"/>
      <text:p text:style-name="P64">4. Рассчитать величину общепроизводственных и общехозяйственных расходов, внепроизводственных расходов на единицу каждого товара;</text:p>
      <text:p text:style-name="P80"/>
      <text:p text:style-name="P91">Помимо величин <text:s/>общепроизводственных, общехозяйственных расходов и <text:s/>внепроизводственных расходов, потребуеются коэффициенты затрат на каждый вид товара. Вычисление <text:span text:style-name="T62">будут проводиться по формулам</text:span>:</text:p>
      <text:p text:style-name="P91"/>
      <text:p text:style-name="P90"><text:span text:style-name="T14">K</text:span><text:span text:style-name="T46">затрат на товар</text:span><text:span text:style-name="T14"> </text:span><text:span text:style-name="T22">= </text:span><text:span text:style-name="T25">(С</text:span><text:span text:style-name="T48">осн. з. п. основ. рабоч в цехе </text:span><text:span text:style-name="T51">на товар </text:span><text:span text:style-name="T22">*</text:span><text:span text:style-name="T23">V</text:span><text:span text:style-name="T52">производства товара</text:span><text:span text:style-name="T25">)</text:span><text:span text:style-name="T51"> </text:span><text:span text:style-name="T22">/ </text:span><text:span text:style-name="T18">S</text:span><text:span text:style-name="T48">осн. з. п. основ. рабоч в цехе</text:span></text:p>
      <text:p text:style-name="P86"><text:span text:style-name="T18">S</text:span><text:span text:style-name="T48">общепр. Расходов </text:span><text:span text:style-name="T50">на </text:span><text:span text:style-name="T51">единицу товара </text:span><text:span text:style-name="T21">= </text:span><text:span text:style-name="T25">(</text:span><text:span text:style-name="T18">S</text:span><text:span text:style-name="T48">общепр. Расходов</text:span><text:span text:style-name="T18"> * </text:span><text:span text:style-name="T21">K</text:span><text:span text:style-name="T50">затрат на товар</text:span><text:span text:style-name="T25">)</text:span><text:span text:style-name="T21"> / </text:span><text:span text:style-name="T23">V</text:span><text:span text:style-name="T52">производства товара</text:span></text:p>
      <text:p text:style-name="P86"><text:soft-page-break/><text:span text:style-name="T23">S</text:span><text:span text:style-name="T52">обще</text:span><text:span text:style-name="T51">хоз</text:span><text:span text:style-name="T52">. </text:span><text:span text:style-name="T48">Р</text:span><text:span text:style-name="T52">асходов </text:span><text:span text:style-name="T50">на </text:span><text:span text:style-name="T51">единицу товара </text:span><text:span text:style-name="T21">= </text:span><text:span text:style-name="T25">(</text:span><text:span text:style-name="T23">S</text:span><text:span text:style-name="T52">обще</text:span><text:span text:style-name="T51">хоз</text:span><text:span text:style-name="T52">. </text:span><text:span text:style-name="T48">Р</text:span><text:span text:style-name="T52">асходов</text:span><text:span text:style-name="T23"> * </text:span><text:span text:style-name="T21">K</text:span><text:span text:style-name="T50">затрат на товар</text:span><text:span text:style-name="T25">)</text:span><text:span text:style-name="T21"> / </text:span><text:span text:style-name="T23">V</text:span><text:span text:style-name="T52">производства товара</text:span></text:p>
      <text:p text:style-name="P86"><text:span text:style-name="T23">S</text:span><text:span text:style-name="T52">внепроизв. </text:span><text:span text:style-name="T48">Р</text:span><text:span text:style-name="T52">асходов </text:span><text:span text:style-name="T50">на </text:span><text:span text:style-name="T51">единицу товара </text:span><text:span text:style-name="T21">= </text:span><text:span text:style-name="T25">(</text:span><text:span text:style-name="T23">S</text:span><text:span text:style-name="T52">внепроизв. </text:span><text:span text:style-name="T48">Р</text:span><text:span text:style-name="T52">асходов</text:span><text:span text:style-name="T23"> * </text:span><text:span text:style-name="T21">K</text:span><text:span text:style-name="T50">затрат на товар</text:span><text:span text:style-name="T25">)</text:span><text:span text:style-name="T21"> / </text:span><text:span text:style-name="T23">V</text:span><text:span text:style-name="T52">производства товара</text:span></text:p>
      <text:p text:style-name="P80"/>
      <text:p text:style-name="P93"><text:span text:style-name="T14">Однако, коэффициент затрат на товар можно сократить и получить:</text:span></text:p>
      <text:p text:style-name="P93"><text:span text:style-name="T14"/></text:p>
      <text:p text:style-name="P87"><text:span text:style-name="T18">S</text:span><text:span text:style-name="T48">общепр. Расходов </text:span><text:span text:style-name="T50">на </text:span><text:span text:style-name="T51">единицу товара </text:span><text:span text:style-name="T21">= </text:span><text:span text:style-name="T25">(</text:span><text:span text:style-name="T18">S</text:span><text:span text:style-name="T48">общепр. Расходов</text:span><text:span text:style-name="T18"> * </text:span><text:span text:style-name="T25">С</text:span><text:span text:style-name="T48">осн. з. п. основ. рабоч в цехе </text:span><text:span text:style-name="T51">на товар </text:span><text:span text:style-name="T25">) / </text:span><text:span text:style-name="T18">S</text:span><text:span text:style-name="T48">осн. з. п. основ. рабоч в цехе</text:span></text:p>
      <text:p text:style-name="P87"><text:span text:style-name="T23">S</text:span><text:span text:style-name="T52">обще</text:span><text:span text:style-name="T51">хоз</text:span><text:span text:style-name="T52">. </text:span><text:span text:style-name="T48">Р</text:span><text:span text:style-name="T52">асходов </text:span><text:span text:style-name="T50">на </text:span><text:span text:style-name="T51">единицу товара </text:span><text:span text:style-name="T21">= </text:span><text:span text:style-name="T25">(</text:span><text:span text:style-name="T23">S</text:span><text:span text:style-name="T52">обще</text:span><text:span text:style-name="T51">хоз</text:span><text:span text:style-name="T52">. </text:span><text:span text:style-name="T48">Р</text:span><text:span text:style-name="T52">асходов</text:span><text:span text:style-name="T23"> * </text:span><text:span text:style-name="T25">С</text:span><text:span text:style-name="T48">осн. з. п. основ. рабоч в цехе </text:span><text:span text:style-name="T51">на товар </text:span><text:span text:style-name="T25">)</text:span><text:span text:style-name="T21"> / </text:span><text:span text:style-name="T18">S</text:span><text:span text:style-name="T48">осн. з. п. основ. рабоч в цехе</text:span></text:p>
      <text:p text:style-name="P87"><text:span text:style-name="T23">S</text:span><text:span text:style-name="T52">внепроизв. </text:span><text:span text:style-name="T48">Р</text:span><text:span text:style-name="T52">асходов </text:span><text:span text:style-name="T50">на </text:span><text:span text:style-name="T51">единицу товара </text:span><text:span text:style-name="T21">= </text:span><text:span text:style-name="T25">(</text:span><text:span text:style-name="T23">S</text:span><text:span text:style-name="T52">внепроизв. </text:span><text:span text:style-name="T48">Р</text:span><text:span text:style-name="T52">асходов</text:span><text:span text:style-name="T23"> * </text:span><text:span text:style-name="T25">С</text:span><text:span text:style-name="T48">осн. з. п. основ. рабоч в цехе </text:span><text:span text:style-name="T51">на товар </text:span><text:span text:style-name="T25">)</text:span><text:span text:style-name="T21"> / </text:span><text:span text:style-name="T18">S</text:span><text:span text:style-name="T48">осн. з. п. основ. рабоч в цехе</text:span></text:p>
      <text:p text:style-name="P89"><text:span text:style-name="T14"/></text:p>
      <text:p text:style-name="P94"><text:span text:style-name="T14">Необходимые формулы получены, теперь следует провести вычисления.</text:span></text:p>
      <text:p text:style-name="P91"><text:span text:style-name="T63">Вычисление</text:span> общепроизводственных расходов:</text:p>
      <text:p text:style-name="P81"/>
      <text:p text:style-name="P87"><text:span text:style-name="T22">S</text:span><text:span text:style-name="T51">общепр. </text:span><text:span text:style-name="T48">Р</text:span><text:span text:style-name="T51">асходов </text:span><text:span text:style-name="T50">на </text:span><text:span text:style-name="T51">единицу товара 1</text:span><text:span text:style-name="T22"> </text:span><text:span text:style-name="T21">= </text:span><text:span text:style-name="T25">(</text:span><text:span text:style-name="T22">1 750 000 * </text:span><text:span text:style-name="T30">110</text:span><text:span text:style-name="T25">)</text:span><text:span text:style-name="T22"> / </text:span><text:span text:style-name="T18">1 305 000</text:span><text:span text:style-name="T22">= </text:span><text:span text:style-name="T30">147,51</text:span><text:span text:style-name="T22"> руб</text:span></text:p>
      <text:p text:style-name="P87"><text:span text:style-name="T22">S</text:span><text:span text:style-name="T51">общепр. </text:span><text:span text:style-name="T48">Р</text:span><text:span text:style-name="T51">асходов </text:span><text:span text:style-name="T50">на </text:span><text:span text:style-name="T51">единицу товара 2</text:span><text:span text:style-name="T22"> </text:span><text:span text:style-name="T21">= </text:span><text:span text:style-name="T25">(</text:span><text:span text:style-name="T22">1 750 000 * </text:span><text:span text:style-name="T30">100</text:span><text:span text:style-name="T25">)</text:span><text:span text:style-name="T22"> / </text:span><text:span text:style-name="T18">1 305 000</text:span><text:span text:style-name="T22"> = </text:span><text:span text:style-name="T30">134,10</text:span><text:span text:style-name="T22"> руб</text:span></text:p>
      <text:p text:style-name="P87"><text:span text:style-name="T22">S</text:span><text:span text:style-name="T51">общепр. </text:span><text:span text:style-name="T48">Р</text:span><text:span text:style-name="T51">асходов </text:span><text:span text:style-name="T50">на </text:span><text:span text:style-name="T51">единицу товара 3</text:span><text:span text:style-name="T22"> </text:span><text:span text:style-name="T21">= </text:span><text:span text:style-name="T25">(</text:span><text:span text:style-name="T22">1 750 000 * </text:span><text:span text:style-name="T30">80</text:span><text:span text:style-name="T25">)</text:span><text:span text:style-name="T22"> / </text:span><text:span text:style-name="T18">1 305 000</text:span><text:span text:style-name="T22"> = </text:span><text:span text:style-name="T30">107,28</text:span><text:span text:style-name="T22"> руб</text:span></text:p>
      <text:p text:style-name="P82"/>
      <text:p text:style-name="P92"><text:span text:style-name="T63">Вычисление</text:span> общехозяйственных расходов:</text:p>
      <text:p text:style-name="P82"/>
      <text:p text:style-name="P87"><text:span text:style-name="T22">S</text:span><text:span text:style-name="T51">общехоз. </text:span><text:span text:style-name="T48">Р</text:span><text:span text:style-name="T51">асходов </text:span><text:span text:style-name="T50">на </text:span><text:span text:style-name="T51">единицу товара 1</text:span><text:span text:style-name="T22"> </text:span><text:span text:style-name="T21">= </text:span><text:span text:style-name="T25">(</text:span><text:span text:style-name="T19">1 820 000</text:span><text:span text:style-name="T22"> * </text:span><text:span text:style-name="T30">110</text:span><text:span text:style-name="T25">)</text:span><text:span text:style-name="T22"> / </text:span><text:span text:style-name="T18">1 305 000</text:span><text:span text:style-name="T22"> = </text:span><text:span text:style-name="T30">153,41</text:span><text:span text:style-name="T22"> руб</text:span></text:p>
      <text:p text:style-name="P87"><text:span text:style-name="T22">S</text:span><text:span text:style-name="T51">общехоз. </text:span><text:span text:style-name="T48">Р</text:span><text:span text:style-name="T51">асходов </text:span><text:span text:style-name="T50">на </text:span><text:span text:style-name="T51">единицу товара 2</text:span><text:span text:style-name="T22"> </text:span><text:span text:style-name="T21">= </text:span><text:span text:style-name="T25">(</text:span><text:span text:style-name="T19">1 820 000</text:span><text:span text:style-name="T22"> * </text:span><text:span text:style-name="T30">100</text:span><text:span text:style-name="T25">)</text:span><text:span text:style-name="T22"> / </text:span><text:span text:style-name="T18">1 305 000</text:span><text:span text:style-name="T22"> = </text:span><text:span text:style-name="T30">139,46</text:span><text:span text:style-name="T22"> руб</text:span></text:p>
      <text:p text:style-name="P87"><text:span text:style-name="T22">S</text:span><text:span text:style-name="T51">общехоз. </text:span><text:span text:style-name="T48">Р</text:span><text:span text:style-name="T51">асходов </text:span><text:span text:style-name="T50">на </text:span><text:span text:style-name="T51">единицу товара 3</text:span><text:span text:style-name="T22"> </text:span><text:span text:style-name="T21">= </text:span><text:span text:style-name="T25">(</text:span><text:span text:style-name="T19">1 820 000</text:span><text:span text:style-name="T22">* </text:span><text:span text:style-name="T30">80</text:span><text:span text:style-name="T25">)</text:span><text:span text:style-name="T22"> / </text:span><text:span text:style-name="T18">1 305 000</text:span><text:span text:style-name="T22"> = </text:span><text:span text:style-name="T30">111,57 </text:span><text:span text:style-name="T22">руб</text:span></text:p>
      <text:p text:style-name="P82"/>
      <text:p text:style-name="P92"><text:span text:style-name="T63">Вычисление</text:span> <text:span text:style-name="T61">внепроизводственных</text:span> расходов:</text:p>
      <text:p text:style-name="P82"/>
      <text:p text:style-name="P87"><text:span text:style-name="T22">S</text:span><text:span text:style-name="T51">общехоз. </text:span><text:span text:style-name="T48">Р</text:span><text:span text:style-name="T51">асходов </text:span><text:span text:style-name="T50">на </text:span><text:span text:style-name="T51">единицу товара 1</text:span><text:span text:style-name="T22"> </text:span><text:span text:style-name="T21">= </text:span><text:span text:style-name="T25">(</text:span><text:span text:style-name="T24">160 000</text:span><text:span text:style-name="T22"> * </text:span><text:span text:style-name="T30">110</text:span><text:span text:style-name="T25">)</text:span><text:span text:style-name="T22"> / </text:span><text:span text:style-name="T18">1 305 000</text:span><text:span text:style-name="T22"> = </text:span><text:span text:style-name="T30">13,49</text:span><text:span text:style-name="T22"> руб</text:span></text:p>
      <text:p text:style-name="P87"><text:span text:style-name="T22">S</text:span><text:span text:style-name="T51">общехоз. </text:span><text:span text:style-name="T48">Р</text:span><text:span text:style-name="T51">асходов </text:span><text:span text:style-name="T50">на </text:span><text:span text:style-name="T51">единицу товара 2</text:span><text:span text:style-name="T22"> </text:span><text:span text:style-name="T21">= </text:span><text:span text:style-name="T25">(</text:span><text:span text:style-name="T24">160 000</text:span><text:span text:style-name="T22"> * </text:span><text:span text:style-name="T30">100</text:span><text:span text:style-name="T25">)</text:span><text:span text:style-name="T22"> / </text:span><text:span text:style-name="T18">1 305 000</text:span><text:span text:style-name="T22"> = </text:span><text:span text:style-name="T30">12,26</text:span><text:span text:style-name="T22"> руб</text:span></text:p>
      <text:p text:style-name="P87"><text:span text:style-name="T22">S</text:span><text:span text:style-name="T51">общехоз. </text:span><text:span text:style-name="T48">Р</text:span><text:span text:style-name="T51">асходов </text:span><text:span text:style-name="T50">на </text:span><text:span text:style-name="T51">единицу товара 3</text:span><text:span text:style-name="T22"> </text:span><text:span text:style-name="T21">= </text:span><text:span text:style-name="T25">(</text:span><text:span text:style-name="T24">160 000 </text:span><text:span text:style-name="T22">* </text:span><text:span text:style-name="T30">80</text:span><text:span text:style-name="T25">)</text:span><text:span text:style-name="T22"> / </text:span><text:span text:style-name="T18">1 305 000</text:span><text:span text:style-name="T22"> = </text:span><text:span text:style-name="T30">9,81</text:span><text:span text:style-name="T22"> руб</text:span></text:p>
      <text:p text:style-name="P64"/>
      <text:p text:style-name="P64">5. Рассчитать полную себестоимость единицы продукции, составить три калькуляции. </text:p>
      <text:p text:style-name="P64">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34">Статьи затрат, руб.</text:p>
          </table:table-cell>
          <table:table-cell table:style-name="Таблица5.A1" office:value-type="string">
            <text:p text:style-name="P98">Товар 1</text:p>
          </table:table-cell>
          <table:table-cell table:style-name="Таблица5.A1" office:value-type="string">
            <text:p text:style-name="P98">Товар 2</text:p>
          </table:table-cell>
          <table:table-cell table:style-name="Таблица5.A1" office:value-type="string">
            <text:p text:style-name="P98">Товар 3</text:p>
          </table:table-cell>
        </table:table-row>
        <table:table-row table:style-name="Таблица5.2">
          <table:table-cell table:style-name="Таблица5.A1" office:value-type="string">
            <text:p text:style-name="P34">Материалы</text:p>
          </table:table-cell>
          <table:table-cell table:style-name="Таблица5.A1" office:value-type="string">
            <text:p text:style-name="P100">250</text:p>
          </table:table-cell>
          <table:table-cell table:style-name="Таблица5.A1" office:value-type="string">
            <text:p text:style-name="P100">250</text:p>
          </table:table-cell>
          <table:table-cell table:style-name="Таблица5.A1" office:value-type="string">
            <text:p text:style-name="P100">400</text:p>
          </table:table-cell>
        </table:table-row>
        <table:table-row table:style-name="Таблица5.3">
          <table:table-cell table:style-name="Таблица5.A1" office:value-type="string">
            <text:p text:style-name="P34">Основная заработная плата основных рабочих</text:p>
          </table:table-cell>
          <table:table-cell table:style-name="Таблица5.A1" office:value-type="string">
            <text:p text:style-name="P100">110</text:p>
          </table:table-cell>
          <table:table-cell table:style-name="Таблица5.A1" office:value-type="string">
            <text:p text:style-name="P100">100</text:p>
          </table:table-cell>
          <table:table-cell table:style-name="Таблица5.A1" office:value-type="string">
            <text:p text:style-name="P100">80</text:p>
          </table:table-cell>
        </table:table-row>
        <table:table-row table:style-name="Таблица5.4">
          <table:table-cell table:style-name="Таблица5.A1" office:value-type="string">
            <text:p text:style-name="P74">Общепроизводственные расходы</text:p>
          </table:table-cell>
          <table:table-cell table:style-name="Таблица5.A1" office:value-type="string">
            <text:p text:style-name="P97"><text:span text:style-name="T30">147,51</text:span></text:p>
          </table:table-cell>
          <table:table-cell table:style-name="Таблица5.A1" office:value-type="string">
            <text:p text:style-name="P97"><text:span text:style-name="T30">134,10</text:span><text:span text:style-name="T22"> </text:span></text:p>
          </table:table-cell>
          <table:table-cell table:style-name="Таблица5.A1" office:value-type="string">
            <text:p text:style-name="P97"><text:span text:style-name="T30">107,28</text:span></text:p>
          </table:table-cell>
        </table:table-row>
        <table:table-row table:style-name="Таблица5.5">
          <table:table-cell table:style-name="Таблица5.A1" office:value-type="string">
            <text:p text:style-name="P74">Общехозяйственные расходы</text:p>
          </table:table-cell>
          <table:table-cell table:style-name="Таблица5.A1" office:value-type="string">
            <text:p text:style-name="P97"><text:span text:style-name="T30">153,41</text:span></text:p>
          </table:table-cell>
          <table:table-cell table:style-name="Таблица5.A1" office:value-type="string">
            <text:p text:style-name="P97"><text:span text:style-name="T30">139,46</text:span></text:p>
          </table:table-cell>
          <table:table-cell table:style-name="Таблица5.A1" office:value-type="string">
            <text:p text:style-name="P97"><text:span text:style-name="T30">111,57</text:span></text:p>
          </table:table-cell>
        </table:table-row>
        <table:table-row table:style-name="Таблица5.6">
          <table:table-cell table:style-name="Таблица5.A1" office:value-type="string">
            <text:p text:style-name="P34">Внепроизводственные расходы</text:p>
          </table:table-cell>
          <table:table-cell table:style-name="Таблица5.A1" office:value-type="string">
            <text:p text:style-name="P97"><text:span text:style-name="T30">13,49</text:span></text:p>
          </table:table-cell>
          <table:table-cell table:style-name="Таблица5.A1" office:value-type="string">
            <text:p text:style-name="P97"><text:span text:style-name="T30">12,26</text:span></text:p>
          </table:table-cell>
          <table:table-cell table:style-name="Таблица5.A1" office:value-type="string">
            <text:p text:style-name="P97"><text:span text:style-name="T30">9,81</text:span></text:p>
          </table:table-cell>
        </table:table-row>
        <table:table-row table:style-name="Таблица5.7">
          <table:table-cell table:style-name="Таблица5.A1" office:value-type="string">
            <text:p text:style-name="P34">Полная себестоимость единицы продукции </text:p>
          </table:table-cell>
          <table:table-cell table:style-name="Таблица5.A1" office:value-type="string">
            <text:p text:style-name="P101">674,41</text:p>
          </table:table-cell>
          <table:table-cell table:style-name="Таблица5.A1" office:value-type="string">
            <text:p text:style-name="P101">635,82</text:p>
          </table:table-cell>
          <table:table-cell table:style-name="Таблица5.A1" office:value-type="string">
            <text:p text:style-name="P101">708,66</text:p>
          </table:table-cell>
        </table:table-row>
      </table:table>
      <text:p text:style-name="P61"/>
      <text:p text:style-name="P59"><text:span text:style-name="T32">Задание 3: </text:span><text:span text:style-name="T33">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34">).</text:span></text:p>
      <text:p text:style-name="P61">Алгоритм выполнения данного задания:</text:p>
      <text:list xml:id="list214215270948162" text:continue-numbering="true" text:style-name="WW8Num70">
        <text:list-item>
          <text:p text:style-name="P105">рассчитать годовую выручку предприятия;</text:p>
        </text:list-item>
        <text:list-item>
          <text:p text:style-name="P105">рассчитать полную себестоимость за год; </text:p>
        </text:list-item>
        <text:list-item>
          <text:p text:style-name="P105">рассчитать годовую прибыль от продаж;</text:p>
        </text:list-item>
        <text:list-item>
          <text:p text:style-name="P105">рассчитать рентабельность продаж, рентабельность затрат;</text:p>
        </text:list-item>
        <text:list-item>
          <text:p text:style-name="P105">рассчитать остаточную стоимость основных средств (на конец первого года);</text:p>
        </text:list-item>
        <text:list-item>
          <text:p text:style-name="P105">найти среднегодовую стоимость основных средств;</text:p>
        </text:list-item>
      </text:list>
      <text:p text:style-name="P68">Среднегодовую стоимость основных средств рассчитать по формуле 1: </text:p>
      <text:p text:style-name="P69"><text:soft-page-break/><field:fieldmark-start text:name="__Fieldmark__580_1956799189" field:type="vnd.oasis.opendocument.field.UNHANDLED"><field:param field:name="vnd.oasis.opendocument.field.code" field:value=" QUOTE  "/><field:param field:name="vnd.oasis.opendocument.field.id" field:value="35"/></field:fieldmark-start><text:span text:style-name="T57"><draw:frame draw:style-name="fr1" draw:name="Изображение1" text:anchor-type="as-char" svg:width="2.196cm" svg:height="0.635cm" draw:z-index="0"><draw:image xlink:href="Pictures/100002010000005300000018901D369FEC20A187.png" xlink:type="simple" xlink:show="embed" xlink:actuate="onLoad" draw:mime-type="image/png"/></draw:frame></text:span><field:fieldmark-end/><text:span text:style-name="T36"><text:s/>, </text:span><text:span text:style-name="T34"><text:tab/><text:tab/><text:tab/><text:tab/><text:tab/>(1)</text:span></text:p>
      <text:p text:style-name="P69"><text:span text:style-name="T34">где </text:span><text:span text:style-name="T34"><draw:frame draw:style-name="fr3" draw:name="Объект1" text:anchor-type="as-char" svg:width="0.635cm" svg:height="0.554cm" draw:z-index="1"><draw:object-ole xlink:href="./Object 1" xlink:type="simple" xlink:show="embed" xlink:actuate="onLoad"/><draw:image xlink:href="./ObjectReplacements/Object 1" xlink:type="simple" xlink:show="embed" xlink:actuate="onLoad"/><svg:desc>OLE-объект</svg:desc></draw:frame></text:span><text:span text:style-name="T34"><text:s/>– первоначальная стоимость основных средств (</text:span><text:span text:style-name="T34"><draw:frame draw:style-name="fr4" draw:name="Объект2" text:anchor-type="as-char" svg:width="0.82cm" svg:height="0.635cm" draw:z-index="2"><draw:object-ole xlink:href="./Object 2" xlink:type="simple" xlink:show="embed" xlink:actuate="onLoad"/><draw:image xlink:href="./ObjectReplacements/Object 2" xlink:type="simple" xlink:show="embed" xlink:actuate="onLoad"/><svg:desc>OLE-объект</svg:desc></draw:frame></text:span><text:span text:style-name="T34">), руб.;</text:span></text:p>
      <text:p text:style-name="P69"><text:span text:style-name="T34"><draw:frame draw:style-name="fr3" draw:name="Объект3" text:anchor-type="as-char" svg:width="0.635cm" svg:height="0.554cm" draw:z-index="3"><draw:object-ole xlink:href="./Object 3" xlink:type="simple" xlink:show="embed" xlink:actuate="onLoad"/><draw:image xlink:href="./ObjectReplacements/Object 3" xlink:type="simple" xlink:show="embed" xlink:actuate="onLoad"/><svg:desc>OLE-объект</svg:desc></draw:frame></text:span><text:span text:style-name="T34"><text:s/>– стоимость основных средств на конец года, руб. (см. формула 2).</text:span></text:p>
      <text:p text:style-name="P69"><field:fieldmark-start text:name="__Fieldmark__581_1956799189" field:type="vnd.oasis.opendocument.field.UNHANDLED"><field:param field:name="vnd.oasis.opendocument.field.code" field:value=" QUOTE  "/><field:param field:name="vnd.oasis.opendocument.field.id" field:value="35"/></field:fieldmark-start><text:span text:style-name="T58"><draw:frame draw:style-name="fr1" draw:name="Изображение2" text:anchor-type="as-char" svg:width="2.328cm" svg:height="0.503cm" draw:z-index="4"><draw:image xlink:href="Pictures/100002010000005800000013DDF1ADE3CE1DA4D8.png" xlink:type="simple" xlink:show="embed" xlink:actuate="onLoad" draw:mime-type="image/png"/></draw:frame></text:span><field:fieldmark-end/><text:span text:style-name="T34">, <text:tab/><text:tab/><text:tab/><text:tab/><text:tab/>(2)</text:span></text:p>
      <text:p text:style-name="P69"><text:span text:style-name="T34">где </text:span><text:span text:style-name="T34"><draw:frame draw:style-name="fr2" draw:name="Объект4" text:anchor-type="as-char" svg:width="0.45cm" svg:height="0.554cm" draw:z-index="5"><draw:object-ole xlink:href="./Object 4" xlink:type="simple" xlink:show="embed" xlink:actuate="onLoad"/><draw:image xlink:href="./ObjectReplacements/Object 4" xlink:type="simple" xlink:show="embed" xlink:actuate="onLoad"/><svg:desc>OLE-объект</svg:desc></draw:frame></text:span><text:span text:style-name="T34"><text:s/>– сумма годовых амортизационных отчислений, руб.</text:span></text:p>
      <text:p text:style-name="P61">Остаточную и среднегодовую стоимость считаем только по оборудованию, поскольку помещение взято в аренду.</text:p>
      <text:list xml:id="list214215198102297" text:continue-numbering="true" text:style-name="WW8Num70">
        <text:list-item>
          <text:p text:style-name="P106">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item>
          <text:p text:style-name="P78">рассчитать рентабельность оборотного капитала</text:p>
        </text:list-item>
      </text:list>
      <text:p text:style-name="P61"/>
      <text:p text:style-name="P59"><text:span text:style-name="T32">Задание 4</text:span><text:span text:style-name="T33">: Рассчитать капиталоотдачу, капиталоемкость, коэффициент оборачиваемости, длительность одного оборота, коэффициент загрузки. </text:span></text:p>
      <text:p text:style-name="P64"/>
      <text:p text:style-name="P59"><text:span text:style-name="T32">Задание 5:</text:span><text:span text:style-name="T33"> Рассчитать порог рентабельности, запас финансовой прочности в рублях и в процентах, операционный рычаг (по предприятию в целом).</text:span></text:p>
      <text:p text:style-name="P61">Алгоритм выполнения данного задания:</text:p>
      <text:p text:style-name="P61">1. рассчитать совокупные переменные затраты за год;</text:p>
      <text:p text:style-name="P61">2. рассчитать совокупные постоянные затраты за год;</text:p>
      <text:p text:style-name="P61">3. рассчитать совокупный маржинальный доход (за год);</text:p>
      <text:p text:style-name="P61">4. рассчитать коэффициент маржинального дохода;</text:p>
      <text:p text:style-name="P61">5. рассчитать порог рентабельности;</text:p>
      <text:p text:style-name="P61">6. рассчитать запас финансовой прочности (в руб. и в процентах);</text:p>
      <text:p text:style-name="P61">7. рассчитать операционный рычаг.</text:p>
      <text:p text:style-name="P65"/>
      <text:p text:style-name="P59"><text:span text:style-name="T32">Задание 6:</text:span><text:span text:style-name="T33"> Цена </text:span><text:span text:style-name="T34">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61">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65"/>
      <text:p text:style-name="P59"><text:span text:style-name="T31">Этап четвертый</text:span><text:span text:style-name="T34">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55"><text:span text:style-name="T42">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55"/>
      <text:h text:style-name="P71" text:outline-level="2"><text:soft-page-break/><text:span text:style-name="T37">Структура </text:span><text:span text:style-name="T38">индивидуального задания </text:span><text:span text:style-name="T37"><text:s/></text:span><text:span text:style-name="T38">расчетной работы</text:span></text:h>
      <text:p text:style-name="P63">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62">Основная часть аналитического отчета должна включать в себя следующие блоки: </text:p>
      <text:p text:style-name="P66"><text:span text:style-name="T39">I</text:span><text:span text:style-name="T31"> блок</text:span><text:span text:style-name="T34"> – расчет необходимого набора экономических показателей по данным варианта;</text:span></text:p>
      <text:p text:style-name="P66"><text:span text:style-name="T39">II</text:span><text:span text:style-name="T31"> блок</text:span><text:span text:style-name="T34"> – выявление на основе аналитических таблиц позитивных и негативных тенденций в развитии предприятия, их характеристика.</text:span></text:p>
      <text:p text:style-name="P66"><text:span text:style-name="T39">III</text:span><text:span text:style-name="T31"> блок</text:span><text:span text:style-name="T34"> – формулирование выводов и рекомендаций.</text:span></text:p>
      <text:p text:style-name="P66"><text:span text:style-name="T35">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34">Примерный объем заключения – 1–2 страницы. </text:span></text:p>
      <text:p text:style-name="P62">Оформление списка литературы должно соответствовать требованиям </text:p>
      <text:p text:style-name="P54">ГОСТ Р 7.0.5-2008. Библиографическая запись. Библиографическая ссылка. Общие требования и правила составления </text:p>
      <text:p text:style-name="P5">Список <text:span text:style-name="T13">использованных источников</text:span></text:p>
      <text:p text:style-name="P2"/>
      <text:list xml:id="list2755973180" text:style-name="L2">
        <text:list-item>
          <text:p text:style-name="P95">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96">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96">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96">Баскакова О. В., Сейко Л. Ф. Экономика предприятия (организации) : учебник для бакалавров. Москва : Дашков и К, 2017. 369 с. 23,25 усл. печ. л.</text:p>
        </text:list-item>
        <text:list-item>
          <text:p text:style-name="P96">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dex_20_Link" style:display-name="Index Link" style:family="text"/>
    <style:style style:name="WW8Num70z0" style:family="text">
      <style:text-properties style:font-name-complex="Times New Roman" style:font-family-complex="'Times New Roman'" style:font-family-generic-complex="roman" style:font-pitch-complex="variable"/>
    </style:style>
    <style:style style:name="WW8Num70z1" style:family="text">
      <style:text-properties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29T21:21:09.210126888</dc:date>
    <meta:editing-duration>PT2H18M49S</meta:editing-duration>
    <meta:editing-cycles>28</meta:editing-cycles>
    <meta:document-statistic meta:table-count="5" meta:image-count="2" meta:object-count="4" meta:page-count="9" meta:paragraph-count="271" meta:word-count="1949" meta:character-count="13173" meta:non-whitespace-character-count="11449"/>
  </office:meta>
</office:document-meta>
</file>